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174a8" officeooo:paragraph-rsid="00017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do agendar deve-se pegar o id do registro do agendamento e incluir o código resgatado do pac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9:36:02.214517739</meta:creation-date>
    <dc:date>2015-07-02T19:37:12.446029066</dc:date>
    <meta:editing-duration>PT1M12S</meta:editing-duration>
    <meta:editing-cycles>1</meta:editing-cycles>
    <meta:document-statistic meta:table-count="0" meta:image-count="0" meta:object-count="0" meta:page-count="1" meta:paragraph-count="1" meta:word-count="17" meta:character-count="101" meta:non-whitespace-character-count="85"/>
    <meta:generator>LibreOffice/4.4.2.2$Linux_X86_64 LibreOffice_project/40m0$Build-2</meta:generator>
  </office:meta>
</office:document-meta>
</file>